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margin-top="0cm" fo:margin-bottom="0cm" fo:line-height="114%" style:writing-mode="lr-tb"/>
      <style:text-properties fo:font-variant="normal" fo:text-transform="none" fo:color="#000000" style:text-line-through-style="none" style:font-name="Arial1" fo:font-size="11.25pt" fo:font-style="normal" style:text-underline-style="none" fo:font-weight="normal" style:text-blinking="false" fo:background-color="transparent"/>
    </style:style>
    <style:style style:name="T1" style:family="text">
      <style:text-properties fo:font-variant="normal" fo:text-transform="none" fo:color="#000000" style:text-line-through-style="none" style:font-name="Arial1" fo:font-size="11.25pt" fo:font-style="normal" style:text-underline-style="none" fo:font-weight="normal" style:text-blinking="false" fo:background-color="transparent"/>
    </style:style>
    <style:style style:name="T2" style:family="text">
      <style:text-properties fo:font-variant="normal" fo:text-transform="none" fo:color="#ff3333" style:text-line-through-style="none" style:font-name="Arial1" fo:font-size="11.25pt" fo:font-style="normal" style:text-underline-style="none" fo:font-weight="normal" style:text-blinking="false" fo:background-color="transparent"/>
    </style:style>
    <style:style style:name="T3" style:family="text">
      <style:text-properties fo:font-weight="normal"/>
    </style:style>
    <style:style style:name="T4" style:family="text">
      <style:text-properties fo:color="#ff3333"/>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bookmark text:name="docs-internal-guid-961b3c4a-102c-90d0-d668-1b4cefa79457"/>GRASP</text:p>
      <text:p text:style-name="Text_20_body"/>
      <text:p text:style-name="P1">(G)eneral (R)esponsibility (A)ssignment (S)oftware (P)atterns er en række principper til at tildele ansvar til klasser og objekter deraf, og fungerer som "hjælpeværktøjer" under udviklingen af objektorienteret software, således at især arbejdet med vedligeholdelse/opdatering af systemet gøres lettere.</text:p>
      <text:p text:style-name="P1">Principperne bliver i rapporten benævnt ved deres engelske betegnelse.</text:p>
      <text:p text:style-name="Text_20_body"/>
      <text:p text:style-name="P1">GRASP består af 9 patterns (principper), hvoraf vi i undervisningen har gennemgået de 7 - Low Coupling, High Cohesion, Controller, Pure Fabrication, Polymorphism, Information Expert og Creator. Flere af disse patterns er tæt forbundet med hinanden, hvoraf det mest åbenlyse eksempel nok er high cohesion og low coupling, mens f.eks. controller og pure fabrication også er tæt forbundne. På trods af samhørigheden mellem flere patterns, forsøges der nedenfor givet et overblik over individuelle patterns og den problemstilling, de søger at løse, samt hvor/hvordan de er tænkt ind i udviklingen af vores system. </text:p>
      <text:p text:style-name="Text_20_body"/>
      <text:p text:style-name="P1">Beskrivelse af principper <text:s text:c="2"/></text:p>
      <text:p text:style-name="Text_20_body"/>
      <text:p text:style-name="P1">Low Coupling</text:p>
      <text:p text:style-name="P1"/>
      <text:p text:style-name="P1">Ordet "coupling" refererer i denne sammenhæng til relationer mellem klasser og omhandler, hvor stærkt et element er bundet til, har viden om, eller er afhængigt af, andre elementer. </text:p>
      <text:p text:style-name="P1">Princippet om low coupling er til for at hjælpe med at mindske komplikationer, såfremt der foretages ændringer i systemet, ved at fokus lægges på at holde (unødvending) coupling så lav som muligt.</text:p>
      <text:p text:style-name="P1"/>
      <text:p text:style-name="P1"><text:tab/><text:span text:style-name="T4">Indsæt evt. eksempel fra Larman her. (filerne god-/bedre coupling fra artifact mappen)</text:span></text:p>
      <text:p text:style-name="P1"><text:tab/><text:span text:style-name="T4">Indsæt evt. Eksempel fra vores kode, hvor princippet om low coupling ses</text:span></text:p>
      <text:p text:style-name="P1"/>
      <text:p text:style-name="Text_20_body"><text:span text:style-name="T3">High Cohesion</text:span></text:p>
      <text:p text:style-name="Text_20_body"><text:span text:style-name="T3"><text:line-break/>High cohesion er princippet om at software klasser og metoder skal have et klart defineret formål.</text:span></text:p>
      <text:p text:style-name="Text_20_body"><text:span text:style-name="T3">At klasser og metoder har klare formål, medvirker til at holde softwaren overskuelig og lettere at vedligeholde. <text:line-break/>Såfremt der i designprocessen er lagt væk på at have low coupling, følger high cohesion delvist ofte efter.</text:span></text:p>
      <text:p text:style-name="Text_20_body"><text:span text:style-name="T3"/></text:p>
      <text:p text:style-name="Text_20_body"><text:span text:style-name="T3"><text:tab/></text:span><text:span text:style-name="T2">Indsæt evt. eksempel fra vores kode, hvor princippet om high cohesion ses</text:span></text:p>
      <text:p text:style-name="Text_20_body"><text:span text:style-name="T2"><text:line-break/></text:span><text:span text:style-name="T1">Controller<text:line-break/><text:line-break/>Controller-princippet søger at løse problemet med hvilket objekt, der som det første modtager og håndterer system events. <text:line-break/></text:span></text:p>
      <text:p text:style-name="Text_20_body"><text:span text:style-name="T1"><text:tab/></text:span><text:span text:style-name="T2">Indsæt billede af Larmans forklaring af controller. Billede: desirable coupling controller</text:span></text:p>
      <text:p text:style-name="Text_20_body"><text:span text:style-name="T1"/></text:p>
      <text:p text:style-name="Text_20_body"><text:soft-page-break/><text:span text:style-name="T1">Som overnstående figur viser, er en controller en klasse, der "uddelegerer arbejde" til andre klasser, og så ofte ikke laver meget selv. Nedenfor ses vores implementering af controller-klasser.</text:span></text:p>
      <text:p text:style-name="Text_20_body"><text:span text:style-name="T1"/></text:p>
      <text:p text:style-name="Text_20_body"><text:span text:style-name="T1"><text:tab/></text:span><text:span text:style-name="T2">Indsæt snippets der viser vores implementering af controllere</text:span></text:p>
      <text:p text:style-name="Text_20_body"><text:span text:style-name="T1"/></text:p>
      <text:p text:style-name="Text_20_body"><text:span text:style-name="T1">Pure Fabrication<text:line-break/><text:line-break/></text:span></text:p>
      <text:p text:style-name="Text_20_body"><text:span text:style-name="T1"/></text:p>
      <text:p text:style-name="Text_20_body"><text:span text:style-name="T1">Polymorphism</text:span></text:p>
      <text:p text:style-name="Text_20_body"><text:span text:style-name="T1"/></text:p>
      <text:p text:style-name="Text_20_body"><text:span text:style-name="T1">Information Expert</text:span></text:p>
      <text:p text:style-name="Text_20_body"><text:span text:style-name="T1"/></text:p>
      <text:p text:style-name="Text_20_body"><text:span text:style-name="T1">Creator</text:span></text:p>
      <text:p text:style-name="Text_20_body"><text:span text:style-name="T1"/></text:p>
      <text:p text:style-name="Text_20_body"><text:span text:style-name="T1"/></text:p>
      <text:p text:style-name="Text_20_body"><text:span text:style-name="T3"/></text:p>
      <text:p text:style-name="Text_20_body"><text:span text:style-name="T3"><text:tab/><text:line-break/><text:line-break/><text:line-break/><text:line-break/><text:line-break/><text:line-break/><text:line-break/></text:spa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4H58M51S</meta:editing-duration>
    <meta:editing-cycles>3</meta:editing-cycles>
    <meta:generator>OpenOffice/4.1.0$Win32 OpenOffice.org_project/410m18$Build-9764</meta:generator>
    <dc:date>2014-12-03T18:43:05.38</dc:date>
    <meta:document-statistic meta:table-count="0" meta:image-count="0" meta:object-count="0" meta:page-count="2" meta:paragraph-count="23" meta:word-count="364" meta:character-count="2518"/>
    <dc:creator>Kenneth Mundt</dc:creator>
    <meta:user-defined meta:name="Info 1"/>
    <meta:user-defined meta:name="Info 2"/>
    <meta:user-defined meta:name="Info 3"/>
    <meta:user-defined meta:name="Info 4"/>
  </office:meta>
</office:document-meta>
</file>